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087cm"/>
    </style:style>
    <style:style style:name="Table1.B" style:family="table-column">
      <style:table-column-properties style:column-width="12.675cm"/>
    </style:style>
    <style:style style:name="Table1.C" style:family="table-column">
      <style:table-column-properties style:column-width="3.239cm"/>
    </style:style>
    <style:style style:name="Table1.A1" style:family="table-cell">
      <style:table-cell-properties style:vertical-align="middle" fo:padding-left="0.203cm" fo:padding-right="0.203cm" fo:padding-top="0.049cm" fo:padding-bottom="0.049cm" fo:border="0.5pt solid #000000"/>
    </style:style>
    <style:style style:name="Table1.A2" style:family="table-cell">
      <style:table-cell-properties style:vertical-align="middle" fo:padding-left="0.203cm" fo:padding-right="0.203cm" fo:padding-top="0.049cm" fo:padding-bottom="0.049cm" fo:border-left="0.5pt solid #999999" fo:border-right="0.5pt solid #999999" fo:border-top="0.5pt solid #000000" fo:border-bottom="0.5pt solid #999999"/>
    </style:style>
    <style:style style:name="Table1.A3" style:family="table-cell">
      <style:table-cell-properties style:vertical-align="middle" fo:padding-left="0.203cm" fo:padding-right="0.203cm" fo:padding-top="0.049cm" fo:padding-bottom="0.049cm" fo:border="0.5pt solid #999999"/>
    </style:style>
    <style:style style:name="Table1.A11" style:family="table-cell">
      <style:table-cell-properties style:vertical-align="middle" fo:padding-left="0.203cm" fo:padding-right="0.203cm" fo:padding-top="0.049cm" fo:padding-bottom="0.049cm" fo:border-left="0.5pt solid #999999" fo:border-right="0.5pt solid #999999" fo:border-top="0.5pt solid #999999" fo:border-bottom="0.5pt solid #000000"/>
    </style:style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5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7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8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79%" fo:text-align="justify" style:justify-single-word="false" style:writing-mode="lr-tb"/>
      <style:text-properties fo:font-variant="normal" fo:text-transform="none" fo:color="#222222" style:text-line-through-style="none" style:text-line-through-type="none" style:text-underline-style="none" style:text-blinking="false" fo:background-color="#ffffff"/>
    </style:style>
    <style:style style:name="P14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style:writing-mode="lr-tb"/>
      <style:text-properties fo:font-variant="normal" fo:text-transform="none" fo:color="#222222" style:text-line-through-style="none" style:text-line-through-type="none" style:font-name="Times New Roman" fo:font-size="14pt" fo:font-style="normal" style:text-underline-style="none" fo:font-weight="normal" style:text-blinking="false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</style:style>
    <style:style style:name="P1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ae421"/>
    </style:style>
    <style:style style:name="P18" style:family="paragraph" style:parent-style-name="Text_20_body">
      <style:paragraph-properties fo:margin-top="0cm" fo:margin-bottom="0cm" loext:contextual-spacing="false" fo:line-height="179%" fo:text-align="justify" style:justify-single-word="false" style:writing-mode="lr-tb"/>
    </style:style>
    <style:style style:name="P19" style:family="paragraph" style:parent-style-name="Text_20_body">
      <style:paragraph-properties fo:margin-left="11.43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.423cm" fo:margin-bottom="0.423cm" loext:contextual-spacing="false" fo:line-height="179%" fo:text-align="justify" style:justify-single-word="false" style:writing-mode="lr-tb"/>
    </style:style>
    <style:style style:name="P21" style:family="paragraph" style:parent-style-name="Text_20_body">
      <style:paragraph-properties fo:margin-top="0.423cm" fo:margin-bottom="0.423cm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.423cm" fo:margin-bottom="0.423cm" loext:contextual-spacing="false" fo:line-height="179%" fo:text-align="justify" style:justify-single-word="false" style:writing-mode="lr-tb"/>
      <style:text-properties fo:font-variant="normal" fo:text-transform="none" fo:color="#222222" style:text-line-through-style="none" style:text-line-through-type="none" style:font-name="Times New Roman" fo:font-size="14pt" fo:font-style="normal" style:text-underline-style="none" fo:font-weight="bold" style:text-blinking="false" fo:background-color="#ffffff"/>
    </style:style>
    <style:style style:name="P23" style:family="paragraph" style:parent-style-name="Text_20_body">
      <style:paragraph-properties fo:margin-top="0.423cm" fo:margin-bottom="0.423cm" loext:contextual-spacing="false" fo:line-height="179%" fo:text-align="justify" style:justify-single-word="false" style:writing-mode="lr-tb"/>
      <style:text-properties fo:font-variant="normal" fo:text-transform="none" fo:color="#222222" style:text-line-through-style="none" style:text-line-through-type="none" style:font-name="Times New Roman" fo:font-size="14pt" fo:font-style="normal" style:text-underline-style="none" fo:font-weight="normal" style:text-blinking="false" fo:background-color="#ffffff"/>
    </style:style>
    <style:style style:name="P24" style:family="paragraph" style:parent-style-name="Text_20_body" style:list-style-name="L7">
      <loext:graphic-properties draw:fill="none" draw:fill-color="#ffffff"/>
      <style:paragraph-properties fo:margin-top="0.423cm" fo:margin-bottom="0cm" loext:contextual-spacing="false" fo:line-height="179%" fo:text-align="justify" style:justify-single-word="false" fo:background-color="transparent" style:writing-mode="lr-tb"/>
      <style:text-properties fo:font-variant="normal" fo:text-transform="none" fo:color="#222222" style:text-line-through-style="none" style:text-line-through-type="none" style:font-name="Times New Roman" fo:font-size="14pt" fo:font-style="normal" style:text-underline-style="none" fo:font-weight="normal" style:text-blinking="false"/>
    </style:style>
    <style:style style:name="P25" style:family="paragraph" style:parent-style-name="Text_20_body" style:list-style-name="L8">
      <loext:graphic-properties draw:fill="none" draw:fill-color="#ffffff"/>
      <style:paragraph-properties fo:margin-top="0.423cm" fo:margin-bottom="0cm" loext:contextual-spacing="false" fo:line-height="179%" fo:text-align="justify" style:justify-single-word="false" fo:background-color="transparent" style:writing-mode="lr-tb"/>
      <style:text-properties fo:font-variant="normal" fo:text-transform="none" fo:color="#222222" style:text-line-through-style="none" style:text-line-through-type="none" style:font-name="Times New Roman" fo:font-size="14pt" fo:font-style="normal" style:text-underline-style="none" fo:font-weight="bold" style:text-blinking="false"/>
    </style:style>
    <style:style style:name="P26" style:family="paragraph" style:parent-style-name="Text_20_body" style:list-style-name="L7">
      <loext:graphic-properties draw:fill="none" draw:fill-color="#ffffff"/>
      <style:paragraph-properties fo:background-color="transparent" style:writing-mode="lr-tb"/>
      <style:text-properties fo:font-variant="normal" fo:text-transform="none" fo:color="#222222" style:text-line-through-style="none" style:text-line-through-type="none" style:font-name="Times New Roman" fo:font-size="14pt" fo:font-style="normal" style:text-underline-style="none" fo:font-weight="normal" style:text-blinking="false"/>
    </style:style>
    <style:style style:name="P27" style:family="paragraph" style:parent-style-name="Text_20_body" style:list-style-name="L8">
      <loext:graphic-properties draw:fill="none" draw:fill-color="#ffffff"/>
      <style:paragraph-properties fo:margin-top="0cm" fo:margin-bottom="0.423cm" loext:contextual-spacing="false" fo:line-height="179%" fo:text-align="justify" style:justify-single-word="false" fo:background-color="transparent" style:writing-mode="lr-tb"/>
      <style:text-properties fo:font-variant="normal" fo:text-transform="none" fo:color="#222222" style:text-line-through-style="none" style:text-line-through-type="none" style:font-name="Times New Roman" fo:font-size="14pt" fo:font-style="normal" style:text-underline-style="none" fo:font-weight="normal" style:text-blinking="false"/>
    </style:style>
    <style:style style:name="P28" style:family="paragraph" style:parent-style-name="Table_20_Contents">
      <style:paragraph-properties fo:margin-top="0cm" fo:margin-bottom="0.282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9" style:family="paragraph" style:parent-style-name="Table_20_Contents">
      <style:paragraph-properties fo:margin-top="0cm" fo:margin-bottom="0.282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30" style:family="paragraph" style:parent-style-name="Table_20_Contents">
      <style:paragraph-properties fo:margin-top="0cm" fo:margin-bottom="0.282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1" style:family="paragraph" style:parent-style-name="Table_20_Contents">
      <style:paragraph-properties fo:margin-top="0cm" fo:margin-bottom="0.282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2" style:family="paragraph" style:parent-style-name="Table_20_Contents">
      <style:paragraph-properties fo:margin-top="0cm" fo:margin-bottom="0.282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ae421" officeooo:paragraph-rsid="000ae421" style:text-blinking="false" fo:background-color="transparent"/>
    </style:style>
    <style:style style:name="T1" style:family="text">
      <style:text-properties style:font-name="Times New Roman" fo:font-size="14pt" fo:font-style="normal" fo:font-weight="bold"/>
    </style:style>
    <style:style style:name="T2" style:family="text">
      <style:text-properties style:font-name="Times New Roman" fo:font-size="14pt" fo:font-style="normal" fo:font-weight="normal"/>
    </style:style>
    <style:style style:name="T3" style:family="text">
      <style:text-properties fo:font-weight="bold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officeooo:rsid="000ae421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0ae421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222222" style:text-line-through-style="none" style:text-line-through-type="none" style:font-name="Times New Roman" fo:font-size="14pt" fo:font-style="normal" style:text-underline-style="none" fo:font-weight="bold" style:text-blinking="false" fo:background-color="#ffffff" loext:char-shading-value="0"/>
    </style:style>
    <style:style style:name="T10" style:family="text">
      <style:text-properties fo:font-variant="normal" fo:text-transform="none" fo:color="#222222" style:text-line-through-style="none" style:text-line-through-type="none" style:font-name="Times New Roman" fo:font-size="14pt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222222" style:text-line-through-style="none" style:text-line-through-type="none" style:text-underline-style="none" style:text-blinking="false" fo:background-color="#ffffff" loext:char-shading-value="0"/>
    </style:style>
    <style:style style:name="T12" style:family="text">
      <style:text-properties fo:color="#000000" fo:background-color="#ffffff" loext:char-shading-value="0"/>
    </style:style>
    <style:style style:name="T13" style:family="text">
      <style:text-properties fo:color="#000000" fo:font-weight="normal" fo:background-color="#ffffff" loext:char-shading-value="0"/>
    </style:style>
    <style:style style:name="T14" style:family="text">
      <style:text-properties fo:background-color="#ffffff" loext:char-shading-value="0"/>
    </style:style>
    <style:style style:name="T15" style:family="text">
      <style:text-properties officeooo:rsid="000ae42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07c03a6d-7fff-78e3-5ac1-8b534ccd0f9c"/>МІНІСТЕРСТВО ОСВІТИ І НАУКИ УКРАЇНИ</text:p>
      <text:p text:style-name="P2">НАЦІОНАЛЬНИЙ ТЕХНІЧНИЙ УНІВЕРСИТЕТ УКРАЇНИ</text:p>
      <text:p text:style-name="P11">“<text:span text:style-name="T1">КИЇВСЬКИЙ ПОЛІТЕХНІЧНИЙ ІНСТИТУТ</text:span></text:p>
      <text:p text:style-name="P2">ІМЕНІ ІГОРЯ СІКОРСЬКОГО”</text:p>
      <text:p text:style-name="Text_20_body"/>
      <text:p text:style-name="P9">Факультет прикладної математики</text:p>
      <text:p text:style-name="P9">Кафедра програмного забезпечення комп’ютерних систем</text:p>
      <text:p text:style-name="Text_20_body"/>
      <text:p text:style-name="P9">КУРСОВИЙ ПРОЕКТ</text:p>
      <text:p text:style-name="P9">ТЕХНІЧНЕ ЗАВДАННЯ</text:p>
      <text:p text:style-name="P9">з дисципліни “Бази даних”</text:p>
      <text:p text:style-name="Text_20_body"/>
      <text:p text:style-name="P9">спеціальність 121 – Програмна інженерія</text:p>
      <text:p text:style-name="Text_20_body"/>
      <text:p text:style-name="P9">на тему: ​ Аналіз<text:span text:style-name="T15">атор </text:span><text:s/>даних футбольних <text:span text:style-name="T15">подій</text:span></text:p>
      <text:p text:style-name="P15"><text:span text:style-name="T4"/></text:p>
      <text:p text:style-name="Text_20_body"/>
      <text:p text:style-name="P15"><text:span text:style-name="T6">Студент___</text:span><text:span text:style-name="T7">Побігайло Нікіта Сергійович</text:span><text:span text:style-name="T6">______</text:span><text:span text:style-name="T4"> </text:span></text:p>
      <text:p text:style-name="P17"><text:span text:style-name="T6">групи ​ КП-</text:span><text:span text:style-name="T4"> </text:span><text:span text:style-name="T5">72</text:span></text:p>
      <text:p text:style-name="Text_20_body"/>
      <text:p text:style-name="P1">Викладач</text:p>
      <text:p text:style-name="P1">к.т.н, доцент кафедри</text:p>
      <text:p text:style-name="P15"><text:span text:style-name="T6">СпіСК</text:span><text:span text:style-name="T7">С </text:span><text:span text:style-name="T6">Петрашенко А.В.</text:span></text:p>
      <text:p text:style-name="P19"/>
      <text:p text:style-name="P19"/>
      <text:p text:style-name="P19">(підпис)</text:p>
      <text:p text:style-name="Text_20_body"><text:line-break/><text:line-break/><text:line-break/><text:line-break/></text:p>
      <text:p text:style-name="P9">Київ – 20<text:span text:style-name="T15">20</text:span></text:p>
      <text:p text:style-name="P16"><text:span text:style-name="T4"/></text:p>
      <text:p text:style-name="P16"><text:span text:style-name="T4"/></text:p>
      <text:p text:style-name="P16"><text:soft-page-break/><text:span text:style-name="T4"/></text:p>
      <text:p text:style-name="P16"><text:span text:style-name="T4"/></text:p>
      <text:p text:style-name="P16"><text:span text:style-name="T4"/></text:p>
      <text:p text:style-name="P20"><text:span text:style-name="T6">1. НАЙМЕНУВАННЯ </text:span><text:span text:style-name="T4">  </text:span><text:span text:style-name="T6">ТА ГАЛУЗЬ ЗАСТОСУВАННЯ РОЗРОБКИ</text:span></text:p>
      <text:p text:style-name="P10">Найменування: Аналіз даних футбольних ліг та матчів: збір та аналіз статистики матчів ТОП-4 футбольних ліг та отримання даних live матчів</text:p>
      <text:p text:style-name="P10">Галузь застосування: спортивна аналітика.</text:p>
      <text:p text:style-name="Text_20_body"/>
      <text:p text:style-name="P18"><text:span text:style-name="T8">2. </text:span><text:span text:style-name="T6">ДАТА ПОЧАТКУ ТА ЗАКІНЧЕННЯ ПРОЕКТУ</text:span></text:p>
      <text:p text:style-name="P21">Дата початку проекту – 2<text:span text:style-name="T15">4 квітня </text:span>20<text:span text:style-name="T15">20</text:span>року (дата видачі завдання для курсового проекту).</text:p>
      <text:p text:style-name="P10">Дата закінчення проекту – 20 травня 20<text:span text:style-name="T15">20</text:span> року (захист курсового проекту).</text:p>
      <text:p text:style-name="Text_20_body"/>
      <text:p text:style-name="P18"><text:span text:style-name="T8">3. </text:span><text:span text:style-name="T6">МЕТА РОЗРОБКИ</text:span></text:p>
      <text:p text:style-name="Text_20_body"/>
      <text:p text:style-name="P10">Метою розробки даного курсового проекту є набуття практичних навичок розробки сучасного програмного забезпечення, що взаємодіє з постреляційними базами даних, інструментальними засобами аналізу великих обсягів даних, а також здобуття навичок оформлення відповідного текстового, програмного та графічного матеріалу у формі проектної документації.</text:p>
      <text:p text:style-name="Text_20_body"/>
      <text:p text:style-name="P18"><text:span text:style-name="T8">4. </text:span><text:span text:style-name="T6">ВИМОГИ  ДО ПРОГРАМНОГО ЗАБЕЗПЕЧЕННЯ</text:span></text:p>
      <text:p text:style-name="Text_20_body"/>
      <text:p text:style-name="P10">Проект передбачено реалізувати в середовищі розробки PyCharm на ОС Linux(Ubuntu). Для реалізації даного курсового проекту буде спроектовано базу даних у СКБД MongoDB.</text:p>
      <text:p text:style-name="Text_20_body"><text:soft-page-break/></text:p>
      <text:list xml:id="list2513207036" text:style-name="L1">
        <text:list-item>
          <text:p text:style-name="P3">генерація даних</text:p>
        </text:list-item>
      </text:list>
      <text:p text:style-name="P18"><text:span text:style-name="T8">Дані в БД буде отримано шляхом запитів до API. Ці дані включають текстові та цифрові значення, такі як футбольні клуби в лігах, їх результативність, результати матчів і т.д. </text:span></text:p>
      <text:list xml:id="list1136405217" text:style-name="L2">
        <text:list-item>
          <text:p text:style-name="P4">фільтрація і валідація даних</text:p>
        </text:list-item>
      </text:list>
      <text:p text:style-name="P12"> <text:span text:style-name="T2">Для валідації даних буде створено шаблон, якому повинні відповідати всі дані.</text:span></text:p>
      <text:list xml:id="list4145665988" text:style-name="L3">
        <text:list-item>
          <text:p text:style-name="P5">засоби реплікації</text:p>
        </text:list-item>
      </text:list>
      <text:p text:style-name="P10">Реплікація БД проекту буде реалізована через вбудовані засоби MongoDB,  як replicaSet,  Mongos тощо.</text:p>
      <text:list xml:id="list1335354188" text:style-name="L4">
        <text:list-item>
          <text:p text:style-name="P6">засоби масштабування</text:p>
        </text:list-item>
      </text:list>
      <text:p text:style-name="P10">Для забезпечення реплікації буде використано вбудовані засоби шардінгу MongoDB.</text:p>
      <text:list xml:id="list2967102764" text:style-name="L5">
        <text:list-item>
          <text:p text:style-name="P7">засоби аналізу даних</text:p>
        </text:list-item>
      </text:list>
      <text:p text:style-name="P10">Для аналізу даних з БД передбачається використання бібліотек мови python, як OpenCV, numpy, scipy, pandas тощо.</text:p>
      <text:list xml:id="list3156582114" text:style-name="L6">
        <text:list-item>
          <text:p text:style-name="P8">засоби резервного копіювання і відновлення даних</text:p>
        </text:list-item>
      </text:list>
      <text:p text:style-name="P10">Для забезпечення резервного копіювання і відновлення буде також використано вбудовані засоби СКБД.</text:p>
      <text:p text:style-name="Text_20_body"/>
      <text:p text:style-name="P18"><text:span text:style-name="T8">5. </text:span><text:span text:style-name="T6">ОБ</text:span><text:span text:style-name="T9">ҐРУНТУВАННЯ ВИБОРУ СУБД</text:span></text:p>
      <text:p text:style-name="Text_20_body"/>
      <text:p text:style-name="P18"><text:span text:style-name="T9">MongoDB</text:span><text:span text:style-name="T11"> — </text:span><text:span text:style-name="T10">документо-орієнтована система керування базами даних (СКБД), яка не потребує опису схеми таблиць. Це є основним критерієм вибору, адже дані, отримані через API-football можуть мати різнорідний характер. Більше того, оскільки вимоги проекту передбачають розгортання БД на декількох </text:span><text:soft-page-break/><text:span text:style-name="T10">комп’ютерах. MongoDB - компроміс між швидкими і масштабованими системами, що оперують даними у форматі ключ/значення, і реляційними СКБД, функціональними і зручними у формуванні запитів. </text:span></text:p>
      <text:p text:style-name="P13">    </text:p>
      <text:p text:style-name="P22">6. ВИМОГИ ДО ІНТЕРФЕЙСУ КОРИСТУВАЧА</text:p>
      <text:p text:style-name="P23">Інтерфейс користувача буде консольним. Задачею інтерфейсу користувача є взаємодія через консольні команди: діставання потрібних даних через API, вибірка даних, аналіз засобами сторонніх бібліотек, запуск/завершення  роботи програми, генерація та вивід результатів у файли та в консоль.</text:p>
      <text:p text:style-name="Text_20_body"/>
      <text:p text:style-name="P20"><text:span text:style-name="T9">7. ВИБІР ЗАСОБІВ РОЗРОБКИ </text:span><text:span text:style-name="T11">    </text:span></text:p>
      <text:p text:style-name="P23">Мова програмування – Python 3.6. Була вибрана саме ця мова, оскільки вона відносно проста в освоєнні та має широкий спектр різних сторонніх бібліотек для аналізу та обробки даних.</text:p>
      <text:p text:style-name="P23">Передбачається використання наступних бібліотек:</text:p>
      <text:list xml:id="list305498682" text:style-name="L7">
        <text:list-item>
          <text:p text:style-name="P24"><text:span text:style-name="T3">вбудовані можливості СКБД MongoDB +Aggregation Framework</text:span><text:span text:style-name="T14"> для вибірки та фільтрації даних в БД.</text:span></text:p>
        </text:list-item>
        <text:list-item>
          <text:p text:style-name="P26"/>
        </text:list-item>
      </text:list>
      <text:p text:style-name="P23">За необхідністю у додатковому аналізі можуть бути використані наступні бібліотеки:</text:p>
      <text:list xml:id="list707555480" text:style-name="L8">
        <text:list-item>
          <text:p text:style-name="P25"><text:soft-page-break/><text:span text:style-name="T12">pandas —     </text:span><text:span text:style-name="T13">бібліотека для первинної обробки та аналізу даних, </text:span></text:p>
        </text:list-item>
        <text:list-item>
          <text:p text:style-name="P14"><text:span text:style-name="T3">matplotlib</text:span><text:span text:style-name="T14"> — бібліотека для графічного представлення даних(для побудови графіків тощо)</text:span></text:p>
        </text:list-item>
        <text:list-item>
          <text:p text:style-name="P27"><text:span text:style-name="T3">numpy</text:span><text:span text:style-name="T14"> —     математична бібліотека з підтриманням багатомірних масивів і широкого спектру математичних операцій.</text:span></text:p>
        </text:list-item>
      </text:list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/text:p>
      <text:p text:style-name="P15"><text:span text:style-name="T8">8. </text:span><text:span text:style-name="T6">ЕТАПИ </text:span><text:span text:style-name="T4">    </text:span><text:span text:style-name="T6">РОЗРОБКИ</text:span></text:p>
      <text:p text:style-name="Text_20_body"/>
      <text:p text:style-name="P15"><text:span text:style-name="T4">           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8">№</text:p>
          </table:table-cell>
          <table:table-cell table:style-name="Table1.A1" office:value-type="string">
            <text:p text:style-name="P29">Назва етапів розроблення</text:p>
          </table:table-cell>
          <table:table-cell table:style-name="Table1.A1" office:value-type="string">
            <text:p text:style-name="P29">Термін виконання</text:p>
          </table:table-cell>
        </table:table-row>
        <table:table-row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30">Затвердження теми курсової роботи. Розроблення та узгодження технічного завдання.</text:p>
          </table:table-cell>
          <table:table-cell table:style-name="Table1.A2" office:value-type="string">
            <text:p text:style-name="P31"><text:span text:style-name="T15">24</text:span>.04.<text:span text:style-name="T15">20</text:span></text:p>
          </table:table-cell>
        </table:table-row>
        <table:table-row>
          <table:table-cell table:style-name="Table1.A3" office:value-type="string">
            <text:p text:style-name="P29">2</text:p>
          </table:table-cell>
          <table:table-cell table:style-name="Table1.A3" office:value-type="string">
            <text:p text:style-name="P30">Аналіз постановки задачі</text:p>
          </table:table-cell>
          <table:table-cell table:style-name="Table1.A3" office:value-type="string">
            <text:p text:style-name="P31"><text:span text:style-name="T15">30</text:span>.04.<text:span text:style-name="T15">20</text:span></text:p>
          </table:table-cell>
        </table:table-row>
        <table:table-row>
          <table:table-cell table:style-name="Table1.A3" office:value-type="string">
            <text:p text:style-name="P29">3</text:p>
          </table:table-cell>
          <table:table-cell table:style-name="Table1.A3" office:value-type="string">
            <text:p text:style-name="P30">Розробка засобів отримання даних.</text:p>
          </table:table-cell>
          <table:table-cell table:style-name="Table1.A3" office:value-type="string">
            <text:p text:style-name="P31"><text:span text:style-name="T15">2</text:span>.0<text:span text:style-name="T15">5</text:span>.<text:span text:style-name="T15">20</text:span></text:p>
          </table:table-cell>
        </table:table-row>
        <table:table-row>
          <table:table-cell table:style-name="Table1.A3" office:value-type="string">
            <text:p text:style-name="P29">4</text:p>
          </table:table-cell>
          <table:table-cell table:style-name="Table1.A3" office:value-type="string">
            <text:p text:style-name="P30">Додавання засобів фільтрації та валідації даних.</text:p>
          </table:table-cell>
          <table:table-cell table:style-name="Table1.A3" office:value-type="string">
            <text:p text:style-name="P31"><text:span text:style-name="T15">5</text:span>.0<text:span text:style-name="T15">5</text:span>.<text:span text:style-name="T15">20</text:span></text:p>
          </table:table-cell>
        </table:table-row>
        <table:table-row>
          <table:table-cell table:style-name="Table1.A3" office:value-type="string">
            <text:p text:style-name="P29">5</text:p>
          </table:table-cell>
          <table:table-cell table:style-name="Table1.A3" office:value-type="string">
            <text:p text:style-name="P30">Реалізація зберігання, реплікації та масштабування інформації розробленої моніторингової системи. </text:p>
          </table:table-cell>
          <table:table-cell table:style-name="Table1.A3" office:value-type="string">
            <text:p text:style-name="P32">10.05.20</text:p>
          </table:table-cell>
        </table:table-row>
        <table:table-row>
          <table:table-cell table:style-name="Table1.A3" office:value-type="string">
            <text:p text:style-name="P29">6</text:p>
          </table:table-cell>
          <table:table-cell table:style-name="Table1.A3" office:value-type="string">
            <text:p text:style-name="P30">Додавання засобів аналізу даних (реалізацію алгоритмів <text:soft-page-break/>буде запозичено у великих бібліотеках аналізу даних).</text:p>
          </table:table-cell>
          <table:table-cell table:style-name="Table1.A3" office:value-type="string">
            <text:p text:style-name="P32">12.05.20</text:p>
          </table:table-cell>
        </table:table-row>
        <table:table-row>
          <table:table-cell table:style-name="Table1.A3" office:value-type="string">
            <text:p text:style-name="P29">7</text:p>
          </table:table-cell>
          <table:table-cell table:style-name="Table1.A3" office:value-type="string">
            <text:p text:style-name="P30">Додавання засобів резервування та відновлення даних (призначені для оперативного та пакетного збереження фрагментів та усієї бази даних з можливістю її відновлення з урахуванням необхідності підключення додаткового комп’ютера як елемента горизонтального масштабування).</text:p>
          </table:table-cell>
          <table:table-cell table:style-name="Table1.A3" office:value-type="string">
            <text:p text:style-name="P32">13.05.20</text:p>
          </table:table-cell>
        </table:table-row>
        <table:table-row>
          <table:table-cell table:style-name="Table1.A3" office:value-type="string">
            <text:p text:style-name="P29">8</text:p>
          </table:table-cell>
          <table:table-cell table:style-name="Table1.A3" office:value-type="string">
            <text:p text:style-name="P30">Тестування програми</text:p>
          </table:table-cell>
          <table:table-cell table:style-name="Table1.A3" office:value-type="string">
            <text:p text:style-name="P31">14.05.<text:span text:style-name="T15">20</text:span></text:p>
          </table:table-cell>
        </table:table-row>
        <table:table-row>
          <table:table-cell table:style-name="Table1.A3" office:value-type="string">
            <text:p text:style-name="P29">9</text:p>
          </table:table-cell>
          <table:table-cell table:style-name="Table1.A3" office:value-type="string">
            <text:p text:style-name="P30">Аналіз результатів. Підготовка матеріалів курсового проекту та оформлення пояснювальної записки</text:p>
          </table:table-cell>
          <table:table-cell table:style-name="Table1.A3" office:value-type="string">
            <text:p text:style-name="P31">17.05.<text:span text:style-name="T15">20</text:span></text:p>
          </table:table-cell>
        </table:table-row>
        <table:table-row>
          <table:table-cell table:style-name="Table1.A11" office:value-type="string">
            <text:p text:style-name="P29">10</text:p>
          </table:table-cell>
          <table:table-cell table:style-name="Table1.A11" office:value-type="string">
            <text:p text:style-name="P30">Захист курсової роботи</text:p>
          </table:table-cell>
          <table:table-cell table:style-name="Table1.A11" office:value-type="string">
            <text:p text:style-name="P31">20.05.19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2:27:19.716344439</meta:creation-date>
    <dc:date>2020-04-28T12:34:44.729037994</dc:date>
    <meta:editing-duration>PT7M28S</meta:editing-duration>
    <meta:editing-cycles>1</meta:editing-cycles>
    <meta:document-statistic meta:table-count="1" meta:image-count="0" meta:object-count="0" meta:page-count="6" meta:paragraph-count="92" meta:word-count="615" meta:character-count="4777" meta:non-whitespace-character-count="4182"/>
    <meta:generator>LibreOffice/6.0.7.3$Linux_X86_64 LibreOffice_project/00m0$Build-3</meta:generator>
  </office:meta>
</office:document-meta>
</file>